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class Helloworld {</text:p>
      <text:p text:style-name="Normal">public static void main(String[] args){</text:p>
      <text:p text:style-name="Normal"><text:s text:c="3"/>int x = 123;</text:p>
      <text:p text:style-name="Normal"><text:s text:c="3"/>float y = 23.66f;</text:p>
      <text:p text:style-name="Normal"><text:s text:c="3"/>System.out.print("Hello " + x + " and " + y)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frene J. White</meta:initial-creator>
    <dc:creator>Anfrene J. White</dc:creator>
    <meta:creation-date>2022-09-01T14:21:00Z</meta:creation-date>
    <dc:date>2022-09-01T14:21:00Z</dc:date>
    <meta:template xlink:href="Normal.dotm" xlink:type="simple"/>
    <meta:editing-cycles>1</meta:editing-cycles>
    <meta:editing-duration>PT0S</meta:editing-duration>
    <meta:document-statistic meta:page-count="1" meta:paragraph-count="1" meta:word-count="21" meta:character-count="144" meta:row-count="1" meta:non-whitespace-character-count="124"/>
  </office:meta>
</office:document-meta>
</file>